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Style_20_9" svg:stroke-width="0.6cm" svg:stroke-color="#808080" draw:marker-start-width="1.2cm" draw:marker-end-width="1.2cm" draw:fill="gradient" draw:fill-color="#99ccff" draw:fill-gradient-name="Gradient_20_10" draw:fill-hatch-name="Red_20_Crossed_20_45_20_Degrees" draw:fill-hatch-solid="false" draw:textarea-horizontal-align="justify" draw:textarea-vertical-align="middle" draw:auto-grow-height="false" fo:padding-top="0.425cm" fo:padding-bottom="0.425cm" fo:padding-left="0.55cm" fo:padding-right="0.55cm" draw:shadow="visible" draw:shadow-offset-x="0.8cm" draw:shadow-offset-y="0.8cm" draw:shadow-color="#000000" draw:shadow-opacity="85%"/>
    </style:style>
    <style:style style:name="gr2" style:family="graphic" style:parent-style-name="standard">
      <style:graphic-properties draw:stroke="solid" svg:stroke-width="0.6cm" svg:stroke-color="#ffd320" draw:marker-start-width="1.2cm" draw:marker-end-width="1.2cm" svg:stroke-opacity="75%" draw:fill="gradient" draw:fill-color="#000000" draw:fill-gradient-name="Gradient_20_22" draw:textarea-horizontal-align="center" draw:textarea-vertical-align="middle" fo:min-height="2.75cm" fo:padding-top="0.425cm" fo:padding-bottom="0.425cm" fo:padding-left="0.55cm" fo:padding-right="0.55cm" draw:shadow="visible" draw:shadow-offset-x="-0.7cm" draw:shadow-offset-y="-0.7cm" draw:shadow-color="#ffb515" draw:shadow-opacity="100%"/>
    </style:style>
    <style:style style:name="gr3" style:family="graphic" style:parent-style-name="standard">
      <style:graphic-properties svg:stroke-width="0.3cm" svg:stroke-color="#c0c0c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family-generic="swiss" style:font-pitch="variable" fo:font-size="96pt" fo:text-shadow="none" fo:font-weight="bold" style:font-size-asian="96pt" style:font-weight-asian="bold" style:font-size-complex="96pt" style:font-weight-complex="bold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4.5cm" svg:height="14.5cm" svg:x="5.5cm" svg:y="2.5cm">
          <text:p/>
          <draw:enhanced-geometry svg:viewBox="0 0 21600 21600" draw:path-stretchpoint-x="10800" draw:path-stretchpoint-y="10800" draw:text-areas="?f3 ?f4 ?f5 ?f6" draw:type="round-rectangle" draw:modifiers="5251.1718017623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2" draw:text-style-name="P2" draw:layer="layout" svg:width="9.499cm" svg:height="10.499cm" svg:x="8.5cm" svg:y="5cm" svg:viewBox="0 0 9500 10500" draw:points="4500,2500 4500,5000 8500,5000 9000,8000 4500,8000 4500,10500 0,10500 1000,0 9000,0 9500,2500">
          <text:p/>
        </draw:polygon>
        <draw:line draw:style-name="gr3" draw:text-style-name="P1" draw:layer="layout" svg:x1="6cm" svg:y1="3cm" svg:x2="6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0" draw:display-name="Gradient 10" draw:style="linear" draw:start-color="#004586" draw:end-color="#000000" draw:start-intensity="100%" draw:end-intensity="100%" draw:angle="1800" draw:border="0%"/>
    <draw:gradient draw:name="Gradient_20_12" draw:display-name="Gradient 12" draw:style="linear" draw:start-color="#b3b3b3" draw:end-color="#999999" draw:start-intensity="100%" draw:end-intensity="100%" draw:angle="0" draw:border="0%"/>
    <draw:gradient draw:name="Gradient_20_13" draw:display-name="Gradient 13" draw:style="linear" draw:start-color="#666699" draw:end-color="#000000" draw:start-intensity="100%" draw:end-intensity="100%" draw:angle="0" draw:border="0%"/>
    <draw:gradient draw:name="Gradient_20_14" draw:display-name="Gradient 14" draw:style="linear" draw:start-color="#666699" draw:end-color="#000000" draw:start-intensity="100%" draw:end-intensity="100%" draw:angle="1800" draw:border="0%"/>
    <draw:gradient draw:name="Gradient_20_15" draw:display-name="Gradient 15" draw:style="ellipsoid" draw:cx="60%" draw:cy="75%" draw:start-color="#ffd320" draw:end-color="#ff6309" draw:start-intensity="100%" draw:end-intensity="100%" draw:angle="450" draw:border="0%"/>
    <draw:gradient draw:name="Gradient_20_16" draw:display-name="Gradient 16" draw:style="radial" draw:cx="60%" draw:cy="75%" draw:start-color="#ffd320" draw:end-color="#ff6309" draw:start-intensity="100%" draw:end-intensity="100%" draw:border="0%"/>
    <draw:gradient draw:name="Gradient_20_17" draw:display-name="Gradient 17" draw:style="radial" draw:cx="45%" draw:cy="75%" draw:start-color="#ffd320" draw:end-color="#ff6309" draw:start-intensity="100%" draw:end-intensity="100%" draw:border="0%"/>
    <draw:gradient draw:name="Gradient_20_18" draw:display-name="Gradient 18" draw:style="linear" draw:start-color="#ffd320" draw:end-color="#ff6309" draw:start-intensity="100%" draw:end-intensity="100%" draw:angle="450" draw:border="0%"/>
    <draw:gradient draw:name="Gradient_20_19" draw:display-name="Gradient 19" draw:style="linear" draw:start-color="#ffd320" draw:end-color="#ff6309" draw:start-intensity="100%" draw:end-intensity="100%" draw:angle="300" draw:border="0%"/>
    <draw:gradient draw:name="Gradient_20_20" draw:display-name="Gradient 20" draw:style="linear" draw:start-color="#666699" draw:end-color="#000000" draw:start-intensity="100%" draw:end-intensity="100%" draw:angle="2100" draw:border="0%"/>
    <draw:gradient draw:name="Gradient_20_21" draw:display-name="Gradient 21" draw:style="linear" draw:start-color="#ffd320" draw:end-color="#c90016" draw:start-intensity="100%" draw:end-intensity="100%" draw:angle="300" draw:border="0%"/>
    <draw:gradient draw:name="Gradient_20_22" draw:display-name="Gradient 22" draw:style="linear" draw:start-color="#ffd320" draw:end-color="#ff420e" draw:start-intensity="100%" draw:end-intensity="100%" draw:angle="300" draw:border="0%"/>
    <draw:gradient draw:name="Gradient_20_23" draw:display-name="Gradient 23" draw:style="linear" draw:start-color="#c0c0c0" draw:end-color="#000000" draw:start-intensity="100%" draw:end-intensity="100%" draw:angle="1800" draw:border="0%"/>
    <draw:gradient draw:name="Gradient_20_24" draw:display-name="Gradient 24" draw:style="linear" draw:start-color="#0084d1" draw:end-color="#000000" draw:start-intensity="100%" draw:end-intensity="100%" draw:angle="1800" draw:border="0%"/>
    <draw:gradient draw:name="Gradient_20_8" draw:display-name="Gradient 8" draw:style="linear" draw:start-color="#ffd320" draw:end-color="#ff6309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ndy </meta:initial-creator>
    <meta:creation-date>2010-10-30T16:46:51</meta:creation-date>
    <dc:date>2010-10-31T12:07:07</dc:date>
    <dc:creator>Andy </dc:creator>
    <meta:editing-duration>PT00H39M19S</meta:editing-duration>
    <meta:editing-cycles>6</meta:editing-cycles>
    <meta:generator>OpenOffice.org/3.2$Unix OpenOffice.org_project/320m12$Build-9483</meta:generator>
    <meta:document-statistic meta:object-count="3"/>
  </office:meta>
</office:document-meta>
</file>